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9.07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7.16mm"/>
    </style:style>
    <style:style style:name="co9" style:family="table-column">
      <style:table-column-properties fo:break-before="auto" style:column-width="39.3mm"/>
    </style:style>
    <style:style style:name="co10" style:family="table-column">
      <style:table-column-properties fo:break-before="auto" style:column-width="25.68mm"/>
    </style:style>
    <style:style style:name="co11" style:family="table-column">
      <style:table-column-properties fo:break-before="auto" style:column-width="6.07mm"/>
    </style:style>
    <style:style style:name="co12" style:family="table-column">
      <style:table-column-properties fo:break-before="auto" style:column-width="4.97mm"/>
    </style:style>
    <style:style style:name="co13" style:family="table-column">
      <style:table-column-properties fo:break-before="auto" style:column-width="1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angerate_ri1_BL1_2407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5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BkNo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s</text:p>
          </table:table-cell>
          <table:table-cell office:value-type="string" calcext:value-type="string">
            <text:p>ns</text:p>
          </table:table-cell>
          <table:table-cell office:value-type="string" calcext:value-type="string">
            <text:p>RangeRate(km/s)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DvTSnRSnDTpSTpSId</text:p>
          </table:table-cell>
          <table:table-cell office:value-type="string" calcext:value-type="string">
            <text:p>BkCtSRtInTim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204829" calcext:value-type="float">
            <text:p>-5.202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7" calcext:value-type="float">
            <text:p>47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95099" calcext:value-type="float">
            <text:p>-5.201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96475" calcext:value-type="float">
            <text:p>-5.20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92452" calcext:value-type="float">
            <text:p>-5.201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89497" calcext:value-type="float">
            <text:p>-5.20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1" calcext:value-type="float">
            <text:p>51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80276" calcext:value-type="float">
            <text:p>-5.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-5.20145733" calcext:value-type="float">
            <text:p>-5.201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4.04125913" calcext:value-type="float">
            <text:p>-4.04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700" calcext:value-type="float">
            <text:p>700</text:p>
          </table:table-cell>
          <table:table-cell office:value-type="float" office:value="0" calcext:value-type="float">
            <text:p>0</text:p>
          </table:table-cell>
          <table:table-cell office:value-type="float" office:value="-4.04536172" calcext:value-type="float">
            <text:p>-4.045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552" calcext:value-type="float">
            <text:p>-3.18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6922" calcext:value-type="float">
            <text:p>-3.18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7063" calcext:value-type="float">
            <text:p>-3.18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8211" calcext:value-type="float">
            <text:p>-3.1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7021" calcext:value-type="float">
            <text:p>-3.185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6233" calcext:value-type="float">
            <text:p>-3.18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8388" calcext:value-type="float">
            <text:p>-3.1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00055" calcext:value-type="float">
            <text:p>-3.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6559" calcext:value-type="float">
            <text:p>-3.18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9151" calcext:value-type="float">
            <text:p>-3.18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1228" calcext:value-type="float">
            <text:p>-3.185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9291" calcext:value-type="float">
            <text:p>-3.18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6652" calcext:value-type="float">
            <text:p>-3.18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2536" calcext:value-type="float">
            <text:p>-3.185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4499" calcext:value-type="float">
            <text:p>-3.18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18419" calcext:value-type="float">
            <text:p>-3.186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16737" calcext:value-type="float">
            <text:p>-3.186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02905" calcext:value-type="float">
            <text:p>-3.186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19541" calcext:value-type="float">
            <text:p>-3.18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01685" calcext:value-type="float">
            <text:p>-3.186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8294" calcext:value-type="float">
            <text:p>-3.1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610672" calcext:value-type="float">
            <text:p>-3.18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7303" calcext:value-type="float">
            <text:p>-3.18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2297" calcext:value-type="float">
            <text:p>-3.18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98346" calcext:value-type="float">
            <text:p>-3.185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6575" calcext:value-type="float">
            <text:p>-3.18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7749" calcext:value-type="float">
            <text:p>-3.185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3875" calcext:value-type="float">
            <text:p>-3.18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455" calcext:value-type="float">
            <text:p>-3.18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87312" calcext:value-type="float">
            <text:p>-3.185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1778" calcext:value-type="float">
            <text:p>-3.185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9457" calcext:value-type="float">
            <text:p>-3.18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2919" calcext:value-type="float">
            <text:p>-3.18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6851" calcext:value-type="float">
            <text:p>-3.185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8964" calcext:value-type="float">
            <text:p>-3.18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4233" calcext:value-type="float">
            <text:p>-3.18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0173" calcext:value-type="float">
            <text:p>-3.1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7115" calcext:value-type="float">
            <text:p>-3.18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0437" calcext:value-type="float">
            <text:p>-3.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0464" calcext:value-type="float">
            <text:p>-3.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8211" calcext:value-type="float">
            <text:p>-3.1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4" calcext:value-type="float">
            <text:p>4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9446" calcext:value-type="float">
            <text:p>-3.18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5" calcext:value-type="float">
            <text:p>4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7904" calcext:value-type="float">
            <text:p>-3.1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6" calcext:value-type="float">
            <text:p>4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70017" calcext:value-type="float">
            <text:p>-3.1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3776" calcext:value-type="float">
            <text:p>-3.185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8" calcext:value-type="float">
            <text:p>4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8133" calcext:value-type="float">
            <text:p>-3.185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9" calcext:value-type="float">
            <text:p>-3.18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9296" calcext:value-type="float">
            <text:p>-3.18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6476" calcext:value-type="float">
            <text:p>-3.185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6959" calcext:value-type="float">
            <text:p>-3.185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3066" calcext:value-type="float">
            <text:p>-3.185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927" calcext:value-type="float">
            <text:p>-3.18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0453" calcext:value-type="float">
            <text:p>-3.18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42862" calcext:value-type="float">
            <text:p>-3.185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41793" calcext:value-type="float">
            <text:p>-3.18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26174" calcext:value-type="float">
            <text:p>-3.18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42099" calcext:value-type="float">
            <text:p>-3.18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34482" calcext:value-type="float">
            <text:p>-3.18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26252" calcext:value-type="float">
            <text:p>-3.18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5983" calcext:value-type="float">
            <text:p>-3.18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4849" calcext:value-type="float">
            <text:p>-3.185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5142" calcext:value-type="float">
            <text:p>-3.185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8527" calcext:value-type="float">
            <text:p>-3.185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57894" calcext:value-type="float">
            <text:p>-3.185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office:value-type="float" office:value="-3.18569098" calcext:value-type="float">
            <text:p>-3.185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1412" calcext:value-type="float">
            <text:p>-5.2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7949" calcext:value-type="float">
            <text:p>-5.20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19745" calcext:value-type="float">
            <text:p>-5.2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1719" calcext:value-type="float">
            <text:p>-5.20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4891" calcext:value-type="float">
            <text:p>-5.20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2243" calcext:value-type="float">
            <text:p>-5.2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0649" calcext:value-type="float">
            <text:p>-5.2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6828" calcext:value-type="float">
            <text:p>-5.20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296" calcext:value-type="float">
            <text:p>-5.20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1262" calcext:value-type="float">
            <text:p>-5.2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6625" calcext:value-type="float">
            <text:p>-5.201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4881" calcext:value-type="float">
            <text:p>-5.2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3812" calcext:value-type="float">
            <text:p>-5.201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5188" calcext:value-type="float">
            <text:p>-5.2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1262" calcext:value-type="float">
            <text:p>-5.20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0043" calcext:value-type="float">
            <text:p>-5.20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7679" calcext:value-type="float">
            <text:p>-5.20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4829" calcext:value-type="float">
            <text:p>-5.201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9019" calcext:value-type="float">
            <text:p>-5.201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6101" calcext:value-type="float">
            <text:p>-5.20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31673" calcext:value-type="float">
            <text:p>-5.20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4995" calcext:value-type="float">
            <text:p>-5.20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1226" calcext:value-type="float">
            <text:p>-5.201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2041" calcext:value-type="float">
            <text:p>-5.2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18115" calcext:value-type="float">
            <text:p>-5.20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2706" calcext:value-type="float">
            <text:p>-5.20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13994" calcext:value-type="float">
            <text:p>-5.20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4793" calcext:value-type="float">
            <text:p>-5.201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5.20126475" calcext:value-type="float">
            <text:p>-5.20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50196374" calcext:value-type="float">
            <text:p>-3.501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50115541" calcext:value-type="float">
            <text:p>-3.50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50032779" calcext:value-type="float">
            <text:p>-3.500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951157" calcext:value-type="float">
            <text:p>-3.499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868114" calcext:value-type="float">
            <text:p>-3.498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780407" calcext:value-type="float">
            <text:p>-3.4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694684" calcext:value-type="float">
            <text:p>-3.49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606619" calcext:value-type="float">
            <text:p>-3.496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515502" calcext:value-type="float">
            <text:p>-3.49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427105" calcext:value-type="float">
            <text:p>-3.494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334045" calcext:value-type="float">
            <text:p>-3.493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240789" calcext:value-type="float">
            <text:p>-3.49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146685" calcext:value-type="float">
            <text:p>-3.491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050625" calcext:value-type="float">
            <text:p>-3.49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8953874" calcext:value-type="float">
            <text:p>-3.489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8856099" calcext:value-type="float">
            <text:p>-3.48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8755604" calcext:value-type="float">
            <text:p>-3.487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8652919" calcext:value-type="float">
            <text:p>-3.48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2843" calcext:value-type="float">
            <text:p>-3.492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8759426" calcext:value-type="float">
            <text:p>-3.487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7111994" calcext:value-type="float">
            <text:p>-6.7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70880493" calcext:value-type="float">
            <text:p>-6.70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70637322" calcext:value-type="float">
            <text:p>-6.70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70390988" calcext:value-type="float">
            <text:p>-6.70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70144759" calcext:value-type="float">
            <text:p>-6.70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9891298" calcext:value-type="float">
            <text:p>-6.698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9634426" calcext:value-type="float">
            <text:p>-6.69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9376733" calcext:value-type="float">
            <text:p>-6.693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911257" calcext:value-type="float">
            <text:p>-6.691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8845199" calcext:value-type="float">
            <text:p>-6.688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0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8575232" calcext:value-type="float">
            <text:p>-6.68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8301594" calcext:value-type="float">
            <text:p>-6.683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8025354" calcext:value-type="float">
            <text:p>-6.68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7741276" calcext:value-type="float">
            <text:p>-6.677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7455254" calcext:value-type="float">
            <text:p>-6.674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7165671" calcext:value-type="float">
            <text:p>-6.67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6874713" calcext:value-type="float">
            <text:p>-6.668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6575146" calcext:value-type="float">
            <text:p>-6.665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6273487" calcext:value-type="float">
            <text:p>-6.66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5966629" calcext:value-type="float">
            <text:p>-6.65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56585" calcext:value-type="float">
            <text:p>-6.65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5343289" calcext:value-type="float">
            <text:p>-6.653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5026396" calcext:value-type="float">
            <text:p>-6.65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4703242" calcext:value-type="float">
            <text:p>-6.647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4375647" calcext:value-type="float">
            <text:p>-6.64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4043983" calcext:value-type="float">
            <text:p>-6.64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3707832" calcext:value-type="float">
            <text:p>-6.637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3367351" calcext:value-type="float">
            <text:p>-6.63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3022697" calcext:value-type="float">
            <text:p>-6.630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2671769" calcext:value-type="float">
            <text:p>-6.626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2318141" calcext:value-type="float">
            <text:p>-6.62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1958813" calcext:value-type="float">
            <text:p>-6.619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1593878" calcext:value-type="float">
            <text:p>-6.615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1224716" calcext:value-type="float">
            <text:p>-6.61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0850455" calcext:value-type="float">
            <text:p>-6.6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0471258" calcext:value-type="float">
            <text:p>-6.604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60085787" calcext:value-type="float">
            <text:p>-6.60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9696501" calcext:value-type="float">
            <text:p>-6.59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930115" calcext:value-type="float">
            <text:p>-6.59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8900602" calcext:value-type="float">
            <text:p>-6.58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8493943" calcext:value-type="float">
            <text:p>-6.58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8082335" calcext:value-type="float">
            <text:p>-6.58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7665998" calcext:value-type="float">
            <text:p>-6.57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7242371" calcext:value-type="float">
            <text:p>-6.57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6814564" calcext:value-type="float">
            <text:p>-6.56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6379727" calcext:value-type="float">
            <text:p>-6.56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5938728" calcext:value-type="float">
            <text:p>-6.559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549182" calcext:value-type="float">
            <text:p>-6.55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5039408" calcext:value-type="float">
            <text:p>-6.550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4580168" calcext:value-type="float">
            <text:p>-6.5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4115783" calcext:value-type="float">
            <text:p>-6.54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3643553" calcext:value-type="float">
            <text:p>-6.53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3164241" calcext:value-type="float">
            <text:p>-6.53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2680599" calcext:value-type="float">
            <text:p>-6.52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218947" calcext:value-type="float">
            <text:p>-6.521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169049" calcext:value-type="float">
            <text:p>-6.51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1184636" calcext:value-type="float">
            <text:p>-6.51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0673024" calcext:value-type="float">
            <text:p>-6.50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50152902" calcext:value-type="float">
            <text:p>-6.501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962667" calcext:value-type="float">
            <text:p>-6.496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9093146" calcext:value-type="float">
            <text:p>-6.490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8552749" calcext:value-type="float">
            <text:p>-6.485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8003079" calcext:value-type="float">
            <text:p>-6.48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7446731" calcext:value-type="float">
            <text:p>-6.47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6882186" calcext:value-type="float">
            <text:p>-6.46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6309842" calcext:value-type="float">
            <text:p>-6.4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5730115" calcext:value-type="float">
            <text:p>-6.4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5141722" calcext:value-type="float">
            <text:p>-6.451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4545131" calcext:value-type="float">
            <text:p>-6.44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3940337" calcext:value-type="float">
            <text:p>-6.43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332683" calcext:value-type="float">
            <text:p>-6.43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2704865" calcext:value-type="float">
            <text:p>-6.427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207347" calcext:value-type="float">
            <text:p>-6.42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1433422" calcext:value-type="float">
            <text:p>-6.41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0783031" calcext:value-type="float">
            <text:p>-6.407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40126014" calcext:value-type="float">
            <text:p>-6.40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9457122" calcext:value-type="float">
            <text:p>-6.394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877983" calcext:value-type="float">
            <text:p>-6.3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8094126" calcext:value-type="float">
            <text:p>-6.38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7396202" calcext:value-type="float">
            <text:p>-6.373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669094" calcext:value-type="float">
            <text:p>-6.36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5972832" calcext:value-type="float">
            <text:p>-6.359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5245307" calcext:value-type="float">
            <text:p>-6.35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4508509" calcext:value-type="float">
            <text:p>-6.345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3760292" calcext:value-type="float">
            <text:p>-6.3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3001941" calcext:value-type="float">
            <text:p>-6.33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2230958" calcext:value-type="float">
            <text:p>-6.322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1449679" calcext:value-type="float">
            <text:p>-6.31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30656784" calcext:value-type="float">
            <text:p>-6.306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985253" calcext:value-type="float">
            <text:p>-6.298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9036048" calcext:value-type="float">
            <text:p>-6.290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8208611" calcext:value-type="float">
            <text:p>-6.282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7368639" calcext:value-type="float">
            <text:p>-6.27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651573" calcext:value-type="float">
            <text:p>-6.26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5650338" calcext:value-type="float">
            <text:p>-6.2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4773176" calcext:value-type="float">
            <text:p>-6.247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3882208" calcext:value-type="float">
            <text:p>-6.23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2979319" calcext:value-type="float">
            <text:p>-6.22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2061555" calcext:value-type="float">
            <text:p>-6.220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113054" calcext:value-type="float">
            <text:p>-6.21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20185772" calcext:value-type="float">
            <text:p>-6.201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9227197" calcext:value-type="float">
            <text:p>-6.192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8253285" calcext:value-type="float">
            <text:p>-6.182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7265417" calcext:value-type="float">
            <text:p>-6.172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6263124" calcext:value-type="float">
            <text:p>-6.16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5245454" calcext:value-type="float">
            <text:p>-6.152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4211983" calcext:value-type="float">
            <text:p>-6.14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3163539" calcext:value-type="float">
            <text:p>-6.131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2098178" calcext:value-type="float">
            <text:p>-6.12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11018093" calcext:value-type="float">
            <text:p>-6.11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9920582" calcext:value-type="float">
            <text:p>-6.099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8807479" calcext:value-type="float">
            <text:p>-6.088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767538" calcext:value-type="float">
            <text:p>-6.076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6526566" calcext:value-type="float">
            <text:p>-6.06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53616" calcext:value-type="float">
            <text:p>-6.05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4177069" calcext:value-type="float">
            <text:p>-6.04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2975681" calcext:value-type="float">
            <text:p>-6.02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1754878" calcext:value-type="float">
            <text:p>-6.01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6.00515784" calcext:value-type="float">
            <text:p>-6.00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9258045" calcext:value-type="float">
            <text:p>-5.992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7978596" calcext:value-type="float">
            <text:p>-5.9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668051" calcext:value-type="float">
            <text:p>-5.96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5362599" calcext:value-type="float">
            <text:p>-5.95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4024563" calcext:value-type="float">
            <text:p>-5.94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2663807" calcext:value-type="float">
            <text:p>-5.926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91282874" calcext:value-type="float">
            <text:p>-5.91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9879474" calcext:value-type="float">
            <text:p>-5.89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8454268" calcext:value-type="float">
            <text:p>-5.88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7008383" calcext:value-type="float">
            <text:p>-5.870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5537781" calcext:value-type="float">
            <text:p>-5.85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4043847" calcext:value-type="float">
            <text:p>-5.840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2526474" calcext:value-type="float">
            <text:p>-5.825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80985821" calcext:value-type="float">
            <text:p>-5.80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9419441" calcext:value-type="float">
            <text:p>-5.79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7829265" calcext:value-type="float">
            <text:p>-5.77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6213107" calcext:value-type="float">
            <text:p>-5.76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4571119" calcext:value-type="float">
            <text:p>-5.74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2902941" calcext:value-type="float">
            <text:p>-5.72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71207048" calcext:value-type="float">
            <text:p>-5.712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9484612" calcext:value-type="float">
            <text:p>-5.694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7735178" calcext:value-type="float">
            <text:p>-5.677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5957109" calcext:value-type="float">
            <text:p>-5.659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4150457" calcext:value-type="float">
            <text:p>-5.6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2313285" calcext:value-type="float">
            <text:p>-5.623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60447582" calcext:value-type="float">
            <text:p>-5.604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58551927" calcext:value-type="float">
            <text:p>-5.58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5662315" calcext:value-type="float">
            <text:p>-5.566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5466564" calcext:value-type="float">
            <text:p>-5.546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52674401" calcext:value-type="float">
            <text:p>-5.52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50651729" calcext:value-type="float">
            <text:p>-5.50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48596555" calcext:value-type="float">
            <text:p>-5.48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46506374" calcext:value-type="float">
            <text:p>-5.465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44382778" calcext:value-type="float">
            <text:p>-5.44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42225043" calcext:value-type="float">
            <text:p>-5.422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40031231" calcext:value-type="float">
            <text:p>-5.40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37799981" calcext:value-type="float">
            <text:p>-5.3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35533671" calcext:value-type="float">
            <text:p>-5.35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33230483" calcext:value-type="float">
            <text:p>-5.33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30888617" calcext:value-type="float">
            <text:p>-5.308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28508294" calcext:value-type="float">
            <text:p>-5.28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26088733" calcext:value-type="float">
            <text:p>-5.260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23629332" calcext:value-type="float">
            <text:p>-5.23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21130549" calcext:value-type="float">
            <text:p>-5.211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18589481" calcext:value-type="float">
            <text:p>-5.185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16006128" calcext:value-type="float">
            <text:p>-5.160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13381247" calcext:value-type="float">
            <text:p>-5.13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1071296" calcext:value-type="float">
            <text:p>-5.107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08000347" calcext:value-type="float">
            <text:p>-5.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05242437" calcext:value-type="float">
            <text:p>-5.052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5.0244067" calcext:value-type="float">
            <text:p>-5.024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1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99591668" calcext:value-type="float">
            <text:p>-4.995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96695791" calcext:value-type="float">
            <text:p>-4.966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93753606" calcext:value-type="float">
            <text:p>-4.937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90761544" calcext:value-type="float">
            <text:p>-4.907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8772174" calcext:value-type="float">
            <text:p>-4.877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84631036" calcext:value-type="float">
            <text:p>-4.846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81490612" calcext:value-type="float">
            <text:p>-4.814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78297914" calcext:value-type="float">
            <text:p>-4.782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75054413" calcext:value-type="float">
            <text:p>-4.750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71756712" calcext:value-type="float">
            <text:p>-4.71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68406939" calcext:value-type="float">
            <text:p>-4.684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65002085" calcext:value-type="float">
            <text:p>-4.650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61542112" calcext:value-type="float">
            <text:p>-4.6154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58026446" calcext:value-type="float">
            <text:p>-4.580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54454181" calcext:value-type="float">
            <text:p>-4.544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5082465" calcext:value-type="float">
            <text:p>-4.508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47135808" calcext:value-type="float">
            <text:p>-4.471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43389961" calcext:value-type="float">
            <text:p>-4.43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39583993" calcext:value-type="float">
            <text:p>-4.395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35717395" calcext:value-type="float">
            <text:p>-4.357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31789352" calcext:value-type="float">
            <text:p>-4.31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27800523" calcext:value-type="float">
            <text:p>-4.278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23748598" calcext:value-type="float">
            <text:p>-4.237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19634113" calcext:value-type="float">
            <text:p>-4.196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15456037" calcext:value-type="float">
            <text:p>-4.154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11212746" calcext:value-type="float">
            <text:p>-4.112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06905949" calcext:value-type="float">
            <text:p>-4.069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4.02531414" calcext:value-type="float">
            <text:p>-4.02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98092126" calcext:value-type="float">
            <text:p>-3.980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935851" calcext:value-type="float">
            <text:p>-3.935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89010335" calcext:value-type="float">
            <text:p>-3.8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84369155" calcext:value-type="float">
            <text:p>-3.84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79658358" calcext:value-type="float">
            <text:p>-3.79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74879182" calcext:value-type="float">
            <text:p>-3.748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70029575" calcext:value-type="float">
            <text:p>-3.7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6511123" calcext:value-type="float">
            <text:p>-3.651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60122251" calcext:value-type="float">
            <text:p>-3.601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55062598" calcext:value-type="float">
            <text:p>-3.55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9932591" calcext:value-type="float">
            <text:p>-3.499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44731276" calcext:value-type="float">
            <text:p>-3.447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39458832" calcext:value-type="float">
            <text:p>-3.394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34114735" calcext:value-type="float">
            <text:p>-3.34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28699122" calcext:value-type="float">
            <text:p>-3.286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23211903" calcext:value-type="float">
            <text:p>-3.23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17652972" calcext:value-type="float">
            <text:p>-3.17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1202248" calcext:value-type="float">
            <text:p>-3.120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06319643" calcext:value-type="float">
            <text:p>-3.06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3.00545598" calcext:value-type="float">
            <text:p>-3.00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94700916" calcext:value-type="float">
            <text:p>-2.947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88784139" calcext:value-type="float">
            <text:p>-2.887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82797534" calcext:value-type="float">
            <text:p>-2.827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76739647" calcext:value-type="float">
            <text:p>-2.76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70612058" calcext:value-type="float">
            <text:p>-2.706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64415567" calcext:value-type="float">
            <text:p>-2.64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58149724" calcext:value-type="float">
            <text:p>-2.5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51816193" calcext:value-type="float">
            <text:p>-2.518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45414778" calcext:value-type="float">
            <text:p>-2.454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38946665" calcext:value-type="float">
            <text:p>-2.38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32412188" calcext:value-type="float">
            <text:p>-2.32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25814502" calcext:value-type="float">
            <text:p>-2.25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19151044" calcext:value-type="float">
            <text:p>-2.19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12425916" calcext:value-type="float">
            <text:p>-2.12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2.05638825" calcext:value-type="float">
            <text:p>-2.056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98791454" calcext:value-type="float">
            <text:p>-1.987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91885496" calcext:value-type="float">
            <text:p>-1.91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84922591" calcext:value-type="float">
            <text:p>-1.849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77902163" calcext:value-type="float">
            <text:p>-1.779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70827655" calcext:value-type="float">
            <text:p>-1.708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63700125" calcext:value-type="float">
            <text:p>-1.6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56522181" calcext:value-type="float">
            <text:p>-1.565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49294024" calcext:value-type="float">
            <text:p>-1.49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42017996" calcext:value-type="float">
            <text:p>-1.420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34697481" calcext:value-type="float">
            <text:p>-1.34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27332415" calcext:value-type="float">
            <text:p>-1.27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19925908" calcext:value-type="float">
            <text:p>-1.199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12479948" calcext:value-type="float">
            <text:p>-1.1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1.04997393" calcext:value-type="float">
            <text:p>-1.04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97479376" calcext:value-type="float">
            <text:p>-0.974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89928559" calcext:value-type="float">
            <text:p>-0.899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82347459" calcext:value-type="float">
            <text:p>-0.823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74738182" calcext:value-type="float">
            <text:p>-0.747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67104022" calcext:value-type="float">
            <text:p>-0.671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59447144" calcext:value-type="float">
            <text:p>-0.594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51769745" calcext:value-type="float">
            <text:p>-0.51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44074238" calcext:value-type="float">
            <text:p>-0.440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36363193" calcext:value-type="float">
            <text:p>-0.363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28639577" calcext:value-type="float">
            <text:p>-0.28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20907049" calcext:value-type="float">
            <text:p>-0.20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13165745" calcext:value-type="float">
            <text:p>-0.131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-0.05421307" calcext:value-type="float">
            <text:p>-0.05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02327132" calcext:value-type="float">
            <text:p>0.023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0072857" calcext:value-type="float">
            <text:p>0.100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17815161" calcext:value-type="float">
            <text:p>0.178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25552181" calcext:value-type="float">
            <text:p>0.255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33280628" calcext:value-type="float">
            <text:p>0.332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40996878" calcext:value-type="float">
            <text:p>0.409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48699756" calcext:value-type="float">
            <text:p>0.4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56385121" calcext:value-type="float">
            <text:p>0.563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64051095" calcext:value-type="float">
            <text:p>0.640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71696706" calcext:value-type="float">
            <text:p>0.716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7931692" calcext:value-type="float">
            <text:p>0.79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86909968" calcext:value-type="float">
            <text:p>0.86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0.94473777" calcext:value-type="float">
            <text:p>0.944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02006567" calcext:value-type="float">
            <text:p>1.020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09504621" calcext:value-type="float">
            <text:p>1.095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16966731" calcext:value-type="float">
            <text:p>1.169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24390772" calcext:value-type="float">
            <text:p>1.243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31773893" calcext:value-type="float">
            <text:p>1.31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39114432" calcext:value-type="float">
            <text:p>1.391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464095" calcext:value-type="float">
            <text:p>1.46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53658848" calcext:value-type="float">
            <text:p>1.536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60859542" calcext:value-type="float">
            <text:p>1.60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68009319" calcext:value-type="float">
            <text:p>1.680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75106678" calcext:value-type="float">
            <text:p>1.751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82151202" calcext:value-type="float">
            <text:p>1.821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8913834" calcext:value-type="float">
            <text:p>1.891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.96070712" calcext:value-type="float">
            <text:p>1.960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02944158" calcext:value-type="float">
            <text:p>2.029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09757361" calcext:value-type="float">
            <text:p>2.097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16510509" calcext:value-type="float">
            <text:p>2.165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23200074" calcext:value-type="float">
            <text:p>2.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29826486" calcext:value-type="float">
            <text:p>2.29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36389446" calcext:value-type="float">
            <text:p>2.36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42886657" calcext:value-type="float">
            <text:p>2.428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49318225" calcext:value-type="float">
            <text:p>2.493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55680776" calcext:value-type="float">
            <text:p>2.556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61975903" calcext:value-type="float">
            <text:p>2.619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68203801" calcext:value-type="float">
            <text:p>2.682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74361874" calcext:value-type="float">
            <text:p>2.743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80450298" calcext:value-type="float">
            <text:p>2.80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8646801" calcext:value-type="float">
            <text:p>2.864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9241561" calcext:value-type="float">
            <text:p>2.92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2.98292753" calcext:value-type="float">
            <text:p>2.982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04097318" calcext:value-type="float">
            <text:p>3.040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09832084" calcext:value-type="float">
            <text:p>3.09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15494807" calcext:value-type="float">
            <text:p>3.15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21085436" calcext:value-type="float">
            <text:p>3.210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26604967" calcext:value-type="float">
            <text:p>3.266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32051665" calcext:value-type="float">
            <text:p>3.320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37427645" calcext:value-type="float">
            <text:p>3.374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42732325" calcext:value-type="float">
            <text:p>3.42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47964708" calcext:value-type="float">
            <text:p>3.479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53126214" calcext:value-type="float">
            <text:p>3.531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5821749" calcext:value-type="float">
            <text:p>3.58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63237336" calcext:value-type="float">
            <text:p>3.6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68187663" calcext:value-type="float">
            <text:p>3.68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73067165" calcext:value-type="float">
            <text:p>3.730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77877858" calcext:value-type="float">
            <text:p>3.778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8262016" calcext:value-type="float">
            <text:p>3.82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87292426" calcext:value-type="float">
            <text:p>3.87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91897286" calcext:value-type="float">
            <text:p>3.91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3.96433976" calcext:value-type="float">
            <text:p>3.964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00903409" calcext:value-type="float">
            <text:p>4.009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05307195" calcext:value-type="float">
            <text:p>4.053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09643724" calcext:value-type="float">
            <text:p>4.096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13916981" calcext:value-type="float">
            <text:p>4.139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18123796" calcext:value-type="float">
            <text:p>4.18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22267227" calcext:value-type="float">
            <text:p>4.22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26348038" calcext:value-type="float">
            <text:p>4.263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30365629" calcext:value-type="float">
            <text:p>4.30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2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34321407" calcext:value-type="float">
            <text:p>4.343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38214878" calcext:value-type="float">
            <text:p>4.38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42048585" calcext:value-type="float">
            <text:p>4.420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458235" calcext:value-type="float">
            <text:p>4.45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4953788" calcext:value-type="float">
            <text:p>4.49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53193873" calcext:value-type="float">
            <text:p>4.531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56792593" calcext:value-type="float">
            <text:p>4.56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60334659" calcext:value-type="float">
            <text:p>4.603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63819973" calcext:value-type="float">
            <text:p>4.63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67250611" calcext:value-type="float">
            <text:p>4.672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70626375" calcext:value-type="float">
            <text:p>4.70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73947774" calcext:value-type="float">
            <text:p>4.73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77215475" calcext:value-type="float">
            <text:p>4.772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80433089" calcext:value-type="float">
            <text:p>4.80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8359716" calcext:value-type="float">
            <text:p>4.835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86711086" calcext:value-type="float">
            <text:p>4.867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89775239" calcext:value-type="float">
            <text:p>4.8977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9278941" calcext:value-type="float">
            <text:p>4.927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95754818" calcext:value-type="float">
            <text:p>4.957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4.98673407" calcext:value-type="float">
            <text:p>4.986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01544916" calcext:value-type="float">
            <text:p>5.015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04369397" calcext:value-type="float">
            <text:p>5.043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0714792" calcext:value-type="float">
            <text:p>5.071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09881606" calcext:value-type="float">
            <text:p>5.09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12570867" calcext:value-type="float">
            <text:p>5.12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15217626" calcext:value-type="float">
            <text:p>5.15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1782007" calcext:value-type="float">
            <text:p>5.17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20381336" calcext:value-type="float">
            <text:p>5.20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22900674" calcext:value-type="float">
            <text:p>5.229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25379708" calcext:value-type="float">
            <text:p>5.25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27817629" calcext:value-type="float">
            <text:p>5.27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30217737" calcext:value-type="float">
            <text:p>5.30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32577652" calcext:value-type="float">
            <text:p>5.32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34900217" calcext:value-type="float">
            <text:p>5.3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37184774" calcext:value-type="float">
            <text:p>5.371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39432743" calcext:value-type="float">
            <text:p>5.394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41644798" calcext:value-type="float">
            <text:p>5.416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43820931" calcext:value-type="float">
            <text:p>5.438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45961756" calcext:value-type="float">
            <text:p>5.459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48068544" calcext:value-type="float">
            <text:p>5.480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50141295" calcext:value-type="float">
            <text:p>5.501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52181085" calcext:value-type="float">
            <text:p>5.521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54188162" calcext:value-type="float">
            <text:p>5.541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56162885" calcext:value-type="float">
            <text:p>5.56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58105605" calcext:value-type="float">
            <text:p>5.58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0018678" calcext:value-type="float">
            <text:p>5.600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1898836" calcext:value-type="float">
            <text:p>5.618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3751179" calcext:value-type="float">
            <text:p>5.637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5572641" calcext:value-type="float">
            <text:p>5.655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7366947" calcext:value-type="float">
            <text:p>5.673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69131957" calcext:value-type="float">
            <text:p>5.691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0868532" calcext:value-type="float">
            <text:p>5.70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2578003" calcext:value-type="float">
            <text:p>5.725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4260474" calcext:value-type="float">
            <text:p>5.74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5915528" calcext:value-type="float">
            <text:p>5.759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7546229" calcext:value-type="float">
            <text:p>5.775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79149983" calcext:value-type="float">
            <text:p>5.79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0729423" calcext:value-type="float">
            <text:p>5.807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2283292" calcext:value-type="float">
            <text:p>5.82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3813519" calcext:value-type="float">
            <text:p>5.838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5319903" calcext:value-type="float">
            <text:p>5.85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6802743" calcext:value-type="float">
            <text:p>5.868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8262555" calcext:value-type="float">
            <text:p>5.882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89700102" calcext:value-type="float">
            <text:p>5.8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1114562" calcext:value-type="float">
            <text:p>5.911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2507526" calcext:value-type="float">
            <text:p>5.92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3879503" calcext:value-type="float">
            <text:p>5.93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5230069" calcext:value-type="float">
            <text:p>5.95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656062" calcext:value-type="float">
            <text:p>5.965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7869108" calcext:value-type="float">
            <text:p>5.978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5.99159452" calcext:value-type="float">
            <text:p>5.991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0428809" calcext:value-type="float">
            <text:p>6.004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167952" calcext:value-type="float">
            <text:p>6.016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2911071" calcext:value-type="float">
            <text:p>6.02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4122697" calcext:value-type="float">
            <text:p>6.041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5317204" calcext:value-type="float">
            <text:p>6.053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6493881" calcext:value-type="float">
            <text:p>6.064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7651755" calcext:value-type="float">
            <text:p>6.076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8793429" calcext:value-type="float">
            <text:p>6.08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09917722" calcext:value-type="float">
            <text:p>6.09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1024903" calcext:value-type="float">
            <text:p>6.110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2116385" calcext:value-type="float">
            <text:p>6.12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3190194" calcext:value-type="float">
            <text:p>6.1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4248761" calcext:value-type="float">
            <text:p>6.142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5292047" calcext:value-type="float">
            <text:p>6.152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6319029" calcext:value-type="float">
            <text:p>6.163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7331181" calcext:value-type="float">
            <text:p>6.173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8328254" calcext:value-type="float">
            <text:p>6.183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19310908" calcext:value-type="float">
            <text:p>6.193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0278581" calcext:value-type="float">
            <text:p>6.20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1232702" calcext:value-type="float">
            <text:p>6.212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2172299" calcext:value-type="float">
            <text:p>6.22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3098395" calcext:value-type="float">
            <text:p>6.2309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4011501" calcext:value-type="float">
            <text:p>6.240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491095" calcext:value-type="float">
            <text:p>6.249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5796539" calcext:value-type="float">
            <text:p>6.257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6671127" calcext:value-type="float">
            <text:p>6.266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7531237" calcext:value-type="float">
            <text:p>6.275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8379633" calcext:value-type="float">
            <text:p>6.28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29216003" calcext:value-type="float">
            <text:p>6.292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0040405" calcext:value-type="float">
            <text:p>6.3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0852371" calcext:value-type="float">
            <text:p>6.308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1652715" calcext:value-type="float">
            <text:p>6.31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2442519" calcext:value-type="float">
            <text:p>6.324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3219841" calcext:value-type="float">
            <text:p>6.33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3986408" calcext:value-type="float">
            <text:p>6.339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4742887" calcext:value-type="float">
            <text:p>6.34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5488512" calcext:value-type="float">
            <text:p>6.354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6223338" calcext:value-type="float">
            <text:p>6.3622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6947207" calcext:value-type="float">
            <text:p>6.369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7661242" calcext:value-type="float">
            <text:p>6.3766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836565" calcext:value-type="float">
            <text:p>6.383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9059049" calcext:value-type="float">
            <text:p>6.390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39743331" calcext:value-type="float">
            <text:p>6.397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0419363" calcext:value-type="float">
            <text:p>6.404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1083975" calcext:value-type="float">
            <text:p>6.41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1738909" calcext:value-type="float">
            <text:p>6.417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2386552" calcext:value-type="float">
            <text:p>6.423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3024418" calcext:value-type="float">
            <text:p>6.43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3652704" calcext:value-type="float">
            <text:p>6.436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b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4273398" calcext:value-type="float">
            <text:p>6.442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4885125" calcext:value-type="float">
            <text:p>6.4488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5488445" calcext:value-type="float">
            <text:p>6.454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6082387" calcext:value-type="float">
            <text:p>6.46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6669351" calcext:value-type="float">
            <text:p>6.466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7248312" calcext:value-type="float">
            <text:p>6.472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7818515" calcext:value-type="float">
            <text:p>6.478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8381381" calcext:value-type="float">
            <text:p>6.483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8936648" calcext:value-type="float">
            <text:p>6.489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49483972" calcext:value-type="float">
            <text:p>6.494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c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002381" calcext:value-type="float">
            <text:p>6.500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0555944" calcext:value-type="float">
            <text:p>6.505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1081975" calcext:value-type="float">
            <text:p>6.510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1599644" calcext:value-type="float">
            <text:p>6.5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2111503" calcext:value-type="float">
            <text:p>6.52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2615568" calcext:value-type="float">
            <text:p>6.526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3112198" calcext:value-type="float">
            <text:p>6.531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3603931" calcext:value-type="float">
            <text:p>6.536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4087465" calcext:value-type="float">
            <text:p>6.5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4565286" calcext:value-type="float">
            <text:p>6.545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5037049" calcext:value-type="float">
            <text:p>6.550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5501526" calcext:value-type="float">
            <text:p>6.55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5959789" calcext:value-type="float">
            <text:p>6.5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6412338" calcext:value-type="float">
            <text:p>6.564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6858013" calcext:value-type="float">
            <text:p>6.568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7298849" calcext:value-type="float">
            <text:p>6.57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7733262" calcext:value-type="float">
            <text:p>6.5773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8161869" calcext:value-type="float">
            <text:p>6.5816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8583036" calcext:value-type="float">
            <text:p>6.585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9001098" calcext:value-type="float">
            <text:p>6.590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9413394" calcext:value-type="float">
            <text:p>6.594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59818263" calcext:value-type="float">
            <text:p>6.598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0218944" calcext:value-type="float">
            <text:p>6.602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0613312" calcext:value-type="float">
            <text:p>6.606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1004367" calcext:value-type="float">
            <text:p>6.610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1388946" calcext:value-type="float">
            <text:p>6.613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1768745" calcext:value-type="float">
            <text:p>6.6176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2144154" calcext:value-type="float">
            <text:p>6.621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2513198" calcext:value-type="float">
            <text:p>6.625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2876946" calcext:value-type="float">
            <text:p>6.628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3f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3236866" calcext:value-type="float">
            <text:p>6.632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3591393" calcext:value-type="float">
            <text:p>6.6359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3943056" calcext:value-type="float">
            <text:p>6.639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4288713" calcext:value-type="float">
            <text:p>6.6428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4628872" calcext:value-type="float">
            <text:p>6.646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4965711" calcext:value-type="float">
            <text:p>6.64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5297" calcext:value-type="float">
            <text:p>6.6529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5625687" calcext:value-type="float">
            <text:p>6.656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5948113" calcext:value-type="float">
            <text:p>6.659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6267174" calcext:value-type="float">
            <text:p>6.662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6582361" calcext:value-type="float">
            <text:p>6.665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68922" calcext:value-type="float">
            <text:p>6.668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7198524" calcext:value-type="float">
            <text:p>6.671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7500563" calcext:value-type="float">
            <text:p>6.675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7799041" calcext:value-type="float">
            <text:p>6.677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809354" calcext:value-type="float">
            <text:p>6.680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8383305" calcext:value-type="float">
            <text:p>6.683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8670057" calcext:value-type="float">
            <text:p>6.68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8952993" calcext:value-type="float">
            <text:p>6.689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9231749" calcext:value-type="float">
            <text:p>6.692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9507655" calcext:value-type="float">
            <text:p>6.6950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69778005" calcext:value-type="float">
            <text:p>6.697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0046724" calcext:value-type="float">
            <text:p>6.7004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0309945" calcext:value-type="float">
            <text:p>6.703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0570511" calcext:value-type="float">
            <text:p>6.7057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0828632" calcext:value-type="float">
            <text:p>6.708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1080994" calcext:value-type="float">
            <text:p>6.7108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1" calcext:value-type="float">
            <text:p>31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1331883" calcext:value-type="float">
            <text:p>6.713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1578793" calcext:value-type="float">
            <text:p>6.715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1822344" calcext:value-type="float">
            <text:p>6.718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2062784" calcext:value-type="float">
            <text:p>6.720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2301039" calcext:value-type="float">
            <text:p>6.7230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2534599" calcext:value-type="float">
            <text:p>6.7253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2765459" calcext:value-type="float">
            <text:p>6.727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2992862" calcext:value-type="float">
            <text:p>6.729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3217813" calcext:value-type="float">
            <text:p>6.732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3439249" calcext:value-type="float">
            <text:p>6.734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3658089" calcext:value-type="float">
            <text:p>6.736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3873407" calcext:value-type="float">
            <text:p>6.73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4086593" calcext:value-type="float">
            <text:p>6.74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4295089" calcext:value-type="float">
            <text:p>6.742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4502457" calcext:value-type="float">
            <text:p>6.745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4706219" calcext:value-type="float">
            <text:p>6.747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4906863" calcext:value-type="float">
            <text:p>6.749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5106033" calcext:value-type="float">
            <text:p>6.751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5302555" calcext:value-type="float">
            <text:p>6.753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5494695" calcext:value-type="float">
            <text:p>6.754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5685511" calcext:value-type="float">
            <text:p>6.7568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5872655" calcext:value-type="float">
            <text:p>6.7587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05807" calcext:value-type="float">
            <text:p>6.760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241295" calcext:value-type="float">
            <text:p>6.762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420645" calcext:value-type="float">
            <text:p>6.764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598926" calcext:value-type="float">
            <text:p>6.765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772309" calcext:value-type="float">
            <text:p>6.767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6946109" calcext:value-type="float">
            <text:p>6.769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115625" calcext:value-type="float">
            <text:p>6.771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283105" calcext:value-type="float">
            <text:p>6.7728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448747" calcext:value-type="float">
            <text:p>6.7744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610723" calcext:value-type="float">
            <text:p>6.776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773567" calcext:value-type="float">
            <text:p>6.777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7930449" calcext:value-type="float">
            <text:p>6.77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086667" calcext:value-type="float">
            <text:p>6.7808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240236" calcext:value-type="float">
            <text:p>6.7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392019" calcext:value-type="float">
            <text:p>6.78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539523" calcext:value-type="float">
            <text:p>6.785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687999" calcext:value-type="float">
            <text:p>6.7868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832347" calcext:value-type="float">
            <text:p>6.788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8977555" calcext:value-type="float">
            <text:p>6.7897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118134" calcext:value-type="float">
            <text:p>6.791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255294" calcext:value-type="float">
            <text:p>6.792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392051" calcext:value-type="float">
            <text:p>6.793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526922" calcext:value-type="float">
            <text:p>6.79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659648" calcext:value-type="float">
            <text:p>6.796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790287" calcext:value-type="float">
            <text:p>6.7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6" calcext:value-type="float">
            <text:p>4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79917978" calcext:value-type="float">
            <text:p>6.799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046321" calcext:value-type="float">
            <text:p>6.800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171514" calcext:value-type="float">
            <text:p>6.801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9" calcext:value-type="float">
            <text:p>4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293694" calcext:value-type="float">
            <text:p>6.8029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416083" calcext:value-type="float">
            <text:p>6.804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1" calcext:value-type="float">
            <text:p>5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53373" calcext:value-type="float">
            <text:p>6.805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650914" calcext:value-type="float">
            <text:p>6.806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3" calcext:value-type="float">
            <text:p>5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770401" calcext:value-type="float">
            <text:p>6.807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4" calcext:value-type="float">
            <text:p>5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882439" calcext:value-type="float">
            <text:p>6.8088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0992293" calcext:value-type="float">
            <text:p>6.809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6" calcext:value-type="float">
            <text:p>5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104743" calcext:value-type="float">
            <text:p>6.811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211844" calcext:value-type="float">
            <text:p>6.812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314563" calcext:value-type="float">
            <text:p>6.8131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418352" calcext:value-type="float">
            <text:p>6.814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527286" calcext:value-type="float">
            <text:p>6.815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630213" calcext:value-type="float">
            <text:p>6.816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73196" calcext:value-type="float">
            <text:p>6.817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826429" calcext:value-type="float">
            <text:p>6.818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934392" calcext:value-type="float">
            <text:p>6.819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2083833" calcext:value-type="float">
            <text:p>6.820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1911565" calcext:value-type="float">
            <text:p>6.819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2360352" calcext:value-type="float">
            <text:p>6.823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6.84695169" calcext:value-type="float">
            <text:p>6.8469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596429" calcext:value-type="float">
            <text:p>3.295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639589" calcext:value-type="float">
            <text:p>3.29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679326" calcext:value-type="float">
            <text:p>3.296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712495" calcext:value-type="float">
            <text:p>3.297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752368" calcext:value-type="float">
            <text:p>3.297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789738" calcext:value-type="float">
            <text:p>3.29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823592" calcext:value-type="float">
            <text:p>3.298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856918" calcext:value-type="float">
            <text:p>3.298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4" calcext:value-type="float">
            <text:p>24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900326" calcext:value-type="float">
            <text:p>3.29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016" calcext:value-type="float">
            <text:p>2016</text:p>
          </table:table-cell>
          <table:table-cell office:value-type="float" office:value="252" calcext:value-type="float">
            <text:p>252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3.29925473" calcext:value-type="float">
            <text:p>3.299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f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04a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14412" meta:object-count="0"/>
  </office:meta>
</office:document-meta>
</file>